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35.49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Shots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inCone</text:p>
          </table:table-cell>
          <table:table-cell office:value-type="string" calcext:value-type="string">
            <text:p>maxCone</text:p>
          </table:table-cell>
          <table:table-cell office:value-type="string" calcext:value-type="string">
            <text:p>cone</text:p>
          </table:table-cell>
          <table:table-cell office:value-type="string" calcext:value-type="string">
            <text:p>dmgPerSec</text:p>
          </table:table-cell>
          <table:table-cell office:value-type="string" calcext:value-type="string">
            <text:p>maxDistance</text:p>
          </table:table-cell>
          <table:table-cell office:value-type="string" calcext:value-type="string">
            <text:p>spreadArea</text:p>
          </table:table-cell>
          <table:table-cell office:value-type="string" calcext:value-type="string">
            <text:p>areaIntersecion</text:p>
          </table:table-cell>
          <table:table-cell office:value-type="string" calcext:value-type="string">
            <text:p>rating</text:p>
          </table:table-cell>
          <table:table-cell/>
        </table:table-row>
        <table:table-row table:style-name="ro1">
          <table:table-cell office:value-type="string" calcext:value-type="string">
            <text:p>targetDiam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_zs_blast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0.155" calcext:value-type="float">
            <text:p>0,155</text:p>
          </table:table-cell>
          <table:table-cell office:value-type="float" office:value="0.18" calcext:value-type="float">
            <text:p>0,18</text:p>
          </table:table-cell>
          <table:table-cell table:formula="of:=([.G2]*4+[.H2])/5" office:value-type="float" office:value="0.16" calcext:value-type="float">
            <text:p>0,16</text:p>
          </table:table-cell>
          <table:table-cell table:formula="of:=[.E2]*[.D2]/[.F2]" office:value-type="float" office:value="105" calcext:value-type="float">
            <text:p>105</text:p>
          </table:table-cell>
          <table:table-cell table:formula="of:=[.$B$2]/TAN(RADIANS([.I2]))/2" office:value-type="float" office:value="358.097691114013" calcext:value-type="float">
            <text:p>358,097691114013</text:p>
          </table:table-cell>
          <table:table-cell table:formula="of:=PI() * POWER(TAN(RADIANS([.I2]))*[.$B$1];2)" office:value-type="float" office:value="55.1225562250067" calcext:value-type="float">
            <text:p>55,1225562250067</text:p>
          </table:table-cell>
          <table:table-cell table:formula="of:=MIN([.$B$3]; [.L2]) / [.L2]" office:value-type="float" office:value="0.0569928695027498" calcext:value-type="float">
            <text:p>0,05699286950275</text:p>
          </table:table-cell>
          <table:table-cell table:formula="of:=[.J2]*[.M2]" office:value-type="float" office:value="5.98425129778873" calcext:value-type="float">
            <text:p>5,98425129778873</text:p>
          </table:table-cell>
          <table:table-cell/>
        </table:table-row>
        <table:table-row table:style-name="ro1">
          <table:table-cell office:value-type="string" calcext:value-type="string">
            <text:p>targetArea</text:p>
          </table:table-cell>
          <table:table-cell table:formula="of:=PI() * POWER([.B2]/2; 2)" office:value-type="float" office:value="3.14159265358979" calcext:value-type="float">
            <text:p>3,14159265358979</text:p>
          </table:table-cell>
          <table:table-cell office:value-type="string" calcext:value-type="string">
            <text:p>weapon_zs_bulletstorm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,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table:formula="of:=([.G3]*4+[.H3])/5" office:value-type="float" office:value="0.07" calcext:value-type="float">
            <text:p>0,07</text:p>
          </table:table-cell>
          <table:table-cell table:formula="of:=[.E3]*[.D3]/[.F3]" office:value-type="float" office:value="221.428571428571" calcext:value-type="float">
            <text:p>221,428571428571</text:p>
          </table:table-cell>
          <table:table-cell table:formula="of:=[.$B$2]/TAN(RADIANS([.I3]))/2" office:value-type="float" office:value="818.510728657643" calcext:value-type="float">
            <text:p>818,510728657643</text:p>
          </table:table-cell>
          <table:table-cell table:formula="of:=PI() * POWER(TAN(RADIANS([.I3]))*[.$B$1];2)" office:value-type="float" office:value="10.5507574248192" calcext:value-type="float">
            <text:p>10,5507574248192</text:p>
          </table:table-cell>
          <table:table-cell table:formula="of:=MIN([.$B$3]; [.L3]) / [.L3]" office:value-type="float" office:value="0.297759916856741" calcext:value-type="float">
            <text:p>0,297759916856741</text:p>
          </table:table-cell>
          <table:table-cell table:formula="of:=[.J3]*[.M3]" office:value-type="float" office:value="65.9325530182783" calcext:value-type="float">
            <text:p>65,93255301827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pon_zs_stubb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,075</text:p>
          </table:table-cell>
          <table:table-cell table:formula="of:=([.G4]*4+[.H4])/5" office:value-type="float" office:value="0.015" calcext:value-type="float">
            <text:p>0,015</text:p>
          </table:table-cell>
          <table:table-cell table:formula="of:=[.E4]*[.D4]/[.F4]" office:value-type="float" office:value="33.3333333333333" calcext:value-type="float">
            <text:p>33,3333333333333</text:p>
          </table:table-cell>
          <table:table-cell table:formula="of:=[.$B$2]/TAN(RADIANS([.I4]))/2" office:value-type="float" office:value="3819.71854693903" calcext:value-type="float">
            <text:p>3819,71854693903</text:p>
          </table:table-cell>
          <table:table-cell table:formula="of:=PI() * POWER(TAN(RADIANS([.I4]))*[.$B$1];2)" office:value-type="float" office:value="0.484473095266526" calcext:value-type="float">
            <text:p>0,484473095266526</text:p>
          </table:table-cell>
          <table:table-cell table:formula="of:=MIN([.$B$3]; [.L4]) / [.L4]" office:value-type="float" office:value="1" calcext:value-type="float">
            <text:p>1</text:p>
          </table:table-cell>
          <table:table-cell table:formula="of:=[.J4]*[.M4]" office:value-type="float" office:value="33.3333333333333" calcext:value-type="float">
            <text:p>33,33333333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pon_zs_hunter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,115</text:p>
          </table:table-cell>
          <table:table-cell table:formula="of:=([.G5]*4+[.H5])/5" office:value-type="float" office:value="0.023" calcext:value-type="float">
            <text:p>0,023</text:p>
          </table:table-cell>
          <table:table-cell table:formula="of:=[.E5]*[.D5]/[.F5]" office:value-type="float" office:value="76.6666666666667" calcext:value-type="float">
            <text:p>76,6666666666667</text:p>
          </table:table-cell>
          <table:table-cell table:formula="of:=[.$B$2]/TAN(RADIANS([.I5]))/2" office:value-type="float" office:value="2491.12071458631" calcext:value-type="float">
            <text:p>2491,12071458631</text:p>
          </table:table-cell>
          <table:table-cell table:formula="of:=PI() * POWER(TAN(RADIANS([.I5]))*[.$B$1];2)" office:value-type="float" office:value="1.13905014763569" calcext:value-type="float">
            <text:p>1,13905014763569</text:p>
          </table:table-cell>
          <table:table-cell table:formula="of:=MIN([.$B$3]; [.L5]) / [.L5]" office:value-type="float" office:value="1" calcext:value-type="float">
            <text:p>1</text:p>
          </table:table-cell>
          <table:table-cell table:formula="of:=[.J5]*[.M5]" office:value-type="float" office:value="76.6666666666667" calcext:value-type="float">
            <text:p>76,6666666666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pon_zs_inferno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95" calcext:value-type="float">
            <text:p>0,09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table:formula="of:=([.G6]*4+[.H6])/5" office:value-type="float" office:value="0.032" calcext:value-type="float">
            <text:p>0,032</text:p>
          </table:table-cell>
          <table:table-cell table:formula="of:=[.E6]*[.D6]/[.F6]" office:value-type="float" office:value="242.105263157895" calcext:value-type="float">
            <text:p>242,105263157895</text:p>
          </table:table-cell>
          <table:table-cell table:formula="of:=[.$B$2]/TAN(RADIANS([.I6]))/2" office:value-type="float" office:value="1790.49292361537" calcext:value-type="float">
            <text:p>1790,49292361537</text:p>
          </table:table-cell>
          <table:table-cell table:formula="of:=PI() * POWER(TAN(RADIANS([.I6]))*[.$B$1];2)" office:value-type="float" office:value="2.20489124466653" calcext:value-type="float">
            <text:p>2,20489124466653</text:p>
          </table:table-cell>
          <table:table-cell table:formula="of:=MIN([.$B$3]; [.L6]) / [.L6]" office:value-type="float" office:value="1" calcext:value-type="float">
            <text:p>1</text:p>
          </table:table-cell>
          <table:table-cell table:formula="of:=[.J6]*[.M6]" office:value-type="float" office:value="242.105263157895" calcext:value-type="float">
            <text:p>242,105263157895</text:p>
          </table:table-cell>
          <table:table-cell/>
        </table:table-row>
        <table:table-row table:style-name="ro1" table:number-rows-repeated="104856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.00.0000</text:date>, <text:time style:data-style-name="N2" text:time-value="15:22:22.21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4:21:42.604000000</meta:creation-date>
    <dc:date>2018-04-18T15:39:18.277000000</dc:date>
    <meta:editing-duration>PT21M14S</meta:editing-duration>
    <meta:editing-cycles>5</meta:editing-cycles>
    <meta:generator>LibreOffice/5.4.1.2$Windows_x86 LibreOffice_project/ea7cb86e6eeb2bf3a5af73a8f7777ac570321527</meta:generator>
    <meta:document-statistic meta:table-count="1" meta:cell-count="78" meta:object-count="0"/>
  </office:meta>
</office:document-meta>
</file>